
<file path=META-INF/manifest.xml><?xml version="1.0" encoding="utf-8"?>
<manifest:manifest xmlns:manifest="urn:oasis:names:tc:opendocument:xmlns:manifest:1.0" manifest:version="1.2">
  <manifest:file-entry manifest:full-path="/"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db="urn:oasis:names:tc:opendocument:xmlns:database:1.0" xmlns:dc="http://purl.org/dc/elements/1.1/" xmlns:dr3d="urn:oasis:names:tc:opendocument:xmlns:dr3d:1.0" xmlns:draw="urn:oasis:names:tc:opendocument:xmlns:drawing:1.0" xmlns:chart="urn:oasis:names:tc:opendocument:xmlns:chart:1.0" xmlns:fo="urn:oasis:names:tc:opendocument:xmlns:xsl-fo-compatible:1.0" xmlns:form="urn:oasis:names:tc:opendocument:xmlns:form:1.0"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link="http://www.w3.org/1999/xlink" xmlns:xml="http://www.w3.org/XML/1998/namespace" office:version="1.2">
  <office:font-face-decls>
    <style:font-face style:name="Helvetica Neue" svg:font-family="'Helvetica Neue', Helvetica, Arial, sans-serif"/>
    <style:font-face style:name="Arial" svg:font-family="Arial" style:font-family-generic="swiss" style:font-pitch="variable"/>
  </office:font-face-decls>
  <office:automatic-styles>
    <style:style style:name="P1" style:family="paragraph" style:parent-style-name="Standard">
      <style:text-properties xmlns:officeooo="http://openoffice.org/2009/office" style:font-name="Arial" fo:font-size="15pt" officeooo:rsid="00125d54" officeooo:paragraph-rsid="001e87ce" style:font-size-asian="15pt" style:font-size-complex="15pt"/>
    </style:style>
    <style:style style:name="P2" style:family="paragraph" style:parent-style-name="Text_20_body">
      <style:paragraph-properties fo:margin-left="0cm" fo:margin-right="0cm" fo:margin-top="0cm" fo:margin-bottom="0.254cm" style:contextual-spacing="false" style:line-height-at-least="0.508cm" fo:text-indent="0cm" style:auto-text-indent="false"/>
      <style:text-properties xmlns:officeooo="http://openoffice.org/2009/office" fo:font-variant="normal" fo:text-transform="none" fo:color="#333333" style:font-name="Helvetica Neue" fo:font-size="10.3999996185303pt" fo:letter-spacing="normal" fo:font-style="normal" fo:font-weight="normal" officeooo:paragraph-rsid="001e87ce"/>
    </style:style>
    <style:style style:name="P3" style:family="paragraph" style:parent-style-name="Text_20_body">
      <style:text-properties xmlns:officeooo="http://openoffice.org/2009/office" style:font-name="Arial" fo:font-size="15pt" officeooo:rsid="00125d54" officeooo:paragraph-rsid="001e87ce" style:font-size-asian="15pt" style:font-size-complex="15pt"/>
    </style:style>
    <style:style style:name="T1" style:family="text">
      <style:text-properties fo:font-variant="normal" fo:text-transform="none" fo:color="#333333" style:font-name="Helvetica Neue" fo:font-size="10.3999996185303pt" fo:letter-spacing="normal" fo:font-style="normal" fo:font-weight="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Skyboxone Example Document</text:p>
      <text:p text:style-name="P3"><text:span text:style-name="Strong_20_Emphasis"><text:span text:style-name="T1"/></text:span></text:p>
      <text:p text:style-name="P3"><text:span text:style-name="Strong_20_Emphasis"><text:span text:style-name="T1">Welcome to skyboxone, your self-hosted file sync and share solution.</text:span></text:span><text:span text:style-name="Strong_20_Emphasis"><text:span text:style-name="T1"/></text:span></text:p>
      <text:p text:style-name="P2">With skyboxone you can share one or more folders on your PC, and sync them with your skyboxone server. Place files in your local shared directories, and those files are immediately synced to the server, and then to other PCs via the desktop client. Not near a desktop client? No problem, simply log in with the web client and manage your files there. The Android and iOS mobile apps allow you to browse, download and upload photos and videos. On Android, you may also create, download, edit and upload any other files, with the correct software installed.</text:p>
      <text:p text:style-name="P2">Whether using a mobile device, a workstation, or a web client, skyboxone provides the ability to put the right files in the right hands at the right time on any device in one simple-to-use, secure, private and controlled solution.</text:p>
      <text:p text:style-name="P2">After all, with skyboxone, it’s Your Cloud, Your Data, Your Way.</text:p>
    </office:text>
  </office:body>
</office:document-content>
</file>

<file path=styles.xml><?xml version="1.0" encoding="utf-8"?>
<office:document-styles xmlns:db="urn:oasis:names:tc:opendocument:xmlns:database:1.0" xmlns:dc="http://purl.org/dc/elements/1.1/" xmlns:dr3d="urn:oasis:names:tc:opendocument:xmlns:dr3d:1.0" xmlns:draw="urn:oasis:names:tc:opendocument:xmlns:drawing:1.0" xmlns:chart="urn:oasis:names:tc:opendocument:xmlns:chart:1.0" xmlns:fo="urn:oasis:names:tc:opendocument:xmlns:xsl-fo-compatible:1.0" xmlns:form="urn:oasis:names:tc:opendocument:xmlns:form:1.0"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link="http://www.w3.org/1999/xlink" xmlns:xml="http://www.w3.org/XML/1998/namespa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db="urn:oasis:names:tc:opendocument:xmlns:database:1.0" xmlns:dc="http://purl.org/dc/elements/1.1/" xmlns:dr3d="urn:oasis:names:tc:opendocument:xmlns:dr3d:1.0" xmlns:draw="urn:oasis:names:tc:opendocument:xmlns:drawing:1.0" xmlns:chart="urn:oasis:names:tc:opendocument:xmlns:chart:1.0" xmlns:fo="urn:oasis:names:tc:opendocument:xmlns:xsl-fo-compatible:1.0" xmlns:form="urn:oasis:names:tc:opendocument:xmlns:form:1.0"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link="http://www.w3.org/1999/xlink" xmlns:xml="http://www.w3.org/XML/1998/namespace" office:version="1.2">
  <office:meta>
    <meta:creation-date>2013-10-05T15:32:23.330062000</meta:creation-date>
    <dc:date>2014-09-19T00:24:20.216Z</dc:date>
    <meta:editing-cycles>3</meta:editing-cycles>
    <meta:generator>WebODF/0.4.2-2050-g8d8fc02 Mozilla/5.0 (Macintosh; Intel Mac OS X 10_9_4) AppleWebKit/537.36 (KHTML, like Gecko) Chrome/37.0.2062.120 Safari/537.36</meta:generator>
    <dc:creator>admin</dc:creator>
  </office:meta>
</office:document-meta>
</file>